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038a82" officeooo:paragraph-rsid="00038a8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7e664" officeooo:paragraph-rsid="0007e664"/>
    </style:style>
    <style:style style:name="P4" style:family="paragraph" style:parent-style-name="Standard">
      <style:text-properties officeooo:rsid="0007e664" officeooo:paragraph-rsid="00088a45"/>
    </style:style>
    <style:style style:name="Sect1" style:family="section">
      <style:section-properties fo:background-color="#dfcce4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">section</text:p>
      </text:section>
      <text:p text:style-name="P4">non-s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8a82" officeooo:paragraph-rsid="00038a8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header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9:15:03.240008032</meta:creation-date>
    <dc:date>2019-01-04T10:42:02.096950056</dc:date>
    <meta:editing-duration>PT4M22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4" meta:character-count="25" meta:non-whitespace-character-count="25"/>
  </office:meta>
</office:document-meta>
</file>